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style="italic" style:font-style-asian="italic"/>
    </style:style>
    <style:style style:name="T19" style:parent-style-name="Standardnípísmoodstavce" style:family="text">
      <style:text-properties fo:font-style="italic" style:font-style-asian="italic"/>
    </style:style>
    <style:style style:name="T20" style:parent-style-name="Standardnípísmoodstavce" style:family="text">
      <style:text-properties fo:font-style="italic" style:font-style-asian="italic"/>
    </style:style>
    <style:style style:name="T21" style:parent-style-name="Standardnípísmoodstavce" style:family="text">
      <style:text-properties fo:font-style="italic" style:font-style-asian="italic"/>
    </style:style>
    <style:style style:name="T22" style:parent-style-name="Standardnípísmoodstavce" style:family="text">
      <style:text-properties fo:font-style="italic" style:font-style-asian="italic"/>
    </style:style>
    <style:style style:name="T23" style:parent-style-name="Standardnípísmoodstavce" style:family="text">
      <style:text-properties fo:font-style="italic" style:font-style-asian="italic"/>
    </style:style>
    <style:style style:name="P24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  <style:text-properties fo:font-weight="bold" style:font-weight-asian="bold" fo:color="#008576" fo:font-size="12pt" style:font-size-asian="12pt" style:font-size-complex="13pt"/>
    </style:style>
    <style:style style:name="T25" style:parent-style-name="Standardnípísmoodstavce" style:family="text">
      <style:text-properties fo:font-style="italic" style:font-style-asian="italic"/>
    </style:style>
    <style:style style:name="T26" style:parent-style-name="Standardnípísmoodstavce" style:family="text">
      <style:text-properties fo:font-style="italic" style:font-style-asian="italic"/>
    </style:style>
    <style:style style:name="T27" style:parent-style-name="Standardnípísmoodstavce" style:family="text">
      <style:text-properties fo:font-style="italic" style:font-style-asian="italic"/>
    </style:style>
    <style:style style:name="T28" style:parent-style-name="Standardnípísmoodstavce" style:family="text">
      <style:text-properties fo:font-style="italic" style:font-style-asian="italic"/>
    </style:style>
    <style:style style:name="T29" style:parent-style-name="Standardnípísmoodstavce" style:family="text">
      <style:text-properties fo:font-style="italic" style:font-style-asian="italic"/>
    </style:style>
    <style:style style:name="T30" style:parent-style-name="Standardnípísmoodstavce" style:family="text">
      <style:text-properties fo:font-style="italic" style:font-style-asian="italic"/>
    </style:style>
    <style:style style:name="T31" style:parent-style-name="Standardnípísmoodstavce" style:family="text">
      <style:text-properties fo:font-style="italic" style:font-style-asian="italic"/>
    </style:style>
    <style:style style:name="T32" style:parent-style-name="Standardnípísmoodstavce" style:family="text">
      <style:text-properties fo:font-style="italic" style:font-style-asian="italic"/>
    </style:style>
    <style:style style:name="P33" style:parent-style-name="Normální" style:family="paragraph">
      <style:paragraph-properties fo:text-align="justify"/>
    </style:style>
    <style:style style:name="T34" style:parent-style-name="instrukce" style:family="text">
      <style:text-properties style:use-window-font-color="true"/>
    </style:style>
    <style:style style:name="P35" style:parent-style-name="Normální" style:family="paragraph">
      <style:paragraph-properties fo:text-align="justify"/>
    </style:style>
    <style:style style:name="P36" style:parent-style-name="Normální" style:family="paragraph">
      <style:paragraph-properties fo:text-align="justify"/>
    </style:style>
    <style:style style:name="T37" style:parent-style-name="instrukce" style:family="text">
      <style:text-properties style:use-window-font-color="true"/>
    </style:style>
    <style:style style:name="T38" style:parent-style-name="instrukce" style:family="text">
      <style:text-properties style:use-window-font-color="true"/>
    </style:style>
    <style:style style:name="T39" style:parent-style-name="instrukce" style:family="text">
      <style:text-properties style:use-window-font-color="true"/>
    </style:style>
    <style:style style:name="T40" style:parent-style-name="instrukce" style:family="text">
      <style:text-properties style:use-window-font-color="true"/>
    </style:style>
    <style:style style:name="T41" style:parent-style-name="instrukce" style:family="text">
      <style:text-properties style:use-window-font-color="true"/>
    </style:style>
    <style:style style:name="P42" style:parent-style-name="Normální" style:family="paragraph">
      <style:paragraph-properties fo:text-align="justify"/>
    </style:style>
    <style:style style:name="P43" style:parent-style-name="Normální" style:family="paragraph">
      <style:paragraph-properties fo:text-align="justify"/>
    </style:style>
    <style:style style:name="T44" style:parent-style-name="instrukce" style:family="text">
      <style:text-properties style:use-window-font-color="true"/>
    </style:style>
    <style:style style:name="T45" style:parent-style-name="instrukce" style:family="text">
      <style:text-properties style:use-window-font-color="true"/>
    </style:style>
    <style:style style:name="P46" style:parent-style-name="Normální" style:family="paragraph">
      <style:paragraph-properties fo:text-align="justify"/>
    </style:style>
    <style:style style:name="P47" style:parent-style-name="Normální" style:family="paragraph">
      <style:paragraph-properties fo:text-align="justify"/>
    </style:style>
    <style:style style:name="T48" style:parent-style-name="instrukce" style:family="text">
      <style:text-properties style:use-window-font-color="true"/>
    </style:style>
    <style:style style:name="P49" style:parent-style-name="Normální" style:family="paragraph">
      <style:paragraph-properties fo:text-align="justify"/>
    </style:style>
    <style:style style:name="P50" style:parent-style-name="Základnítext" style:family="paragraph">
      <style:text-properties fo:background-color="#FFFF00"/>
    </style:style>
    <style:style style:name="P51" style:parent-style-name="Základnítext" style:family="paragraph">
      <style:text-properties fo:background-color="#FFFF00"/>
    </style:style>
    <style:style style:name="T52" style:parent-style-name="instrukce" style:family="text">
      <style:text-properties style:use-window-font-color="true"/>
    </style:style>
    <style:style style:name="T53" style:parent-style-name="instrukce" style:family="text">
      <style:text-properties style:use-window-font-color="true"/>
    </style:style>
    <style:style style:name="T54" style:parent-style-name="instrukce" style:family="text">
      <style:text-properties style:use-window-font-color="true"/>
    </style:style>
    <style:style style:name="P55" style:parent-style-name="podpis" style:family="paragraph">
      <style:paragraph-properties fo:text-align="start" fo:margin-left="0in">
        <style:tab-stops/>
      </style:paragraph-properties>
      <style:text-properties style:font-name-complex="Times New Roman" fo:font-weight="bold" style:font-weight-asian="bold" fo:color="#008576" fo:font-size="12pt" style:font-size-asian="12pt" style:font-size-complex="13pt"/>
    </style:style>
    <style:style style:name="P56" style:parent-style-name="podpis" style:family="paragraph">
      <style:paragraph-properties fo:text-align="start" fo:margin-left="0in">
        <style:tab-stops/>
      </style:paragraph-properties>
    </style:style>
    <style:style style:name="T57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5/2019<text:bookmark-end text:name="Text14"/></text:p>
            <text:p text:style-name="Normální">KVOP-49206/2019<text:bookmark-end text:name="Text2"/></text:p>
            <text:p text:style-name="Normální"><text:bookmark-start text:name="Text6"/>01. 11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Mgr. J. M.</text:p>
            <text:p text:style-name="Normální"/>
            <text:p text:style-name="Normální"/>
            <text:p text:style-name="Normální"/>
            <text:p text:style-name="P17">do vlastních rukou</text:p>
            <text:p text:style-name="Normální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 o částečném odmítnutí žádosti</text:h>
      <text:p text:style-name="Základnítext">Vážený pane<text:s/>magistře,</text:p>
      <text:p text:style-name="Základnítext">dne<text:s/>21. 10. 2019<text:s/>byla do Kanceláře veřejného ochránce práv doručena Vaše žádost podle zákona č. 106/1999 Sb., o svobodném přístupu k informacím, ve znění pozdějších předpisů, kterou žádáte o „poskytnutí kompletní kopie toho, co ve svých mediálních výstupech označujete jako<text:s/>«<text:span text:style-name="T18">analýzu toho, jak soudci rozhodují o nezávislosti na internetu</text:span><text:span text:style-name="T19">»</text:span><text:s/>či<text:s/>«<text:span text:style-name="T20">Vaši analýzu soudních rozhodnutí</text:span><text:span text:style-name="T21">»</text:span>, ze které<text:s/>«<text:span text:style-name="T22">vyplývá, že se nenávistných projevů téměř vždy dopustili lidé, kteří ještě nikdy nebyli soudně trestáni</text:span><text:span text:style-name="T23">»</text:span>“.</text:p>
      <text:p text:style-name="Základnítext">Ve smyslu zákona o svobodném přístupu k informacím,<text:s/><text:span text:style-name="Silné">se poskytují níže uvedené informace</text:span>:</text:p>
      <text:p text:style-name="Základnítext">Prezentace<text:s/>Mgr. Maríny<text:s/>Urbánikové, Ph.D., vedoucí výzkumného úseku Kanceláře veřejného ochránce práv, přednesené dne 16. 10. 2019 na konferenci „Nenávist na internetu“ v sídle Ústavního soudu ČR.</text:p>
      <text:p text:style-name="Základnítext"><text:span text:style-name="Silné">Současně</text:span></text:p>
      <text:p text:style-name="Základnítext"><text:span text:style-name="Silné">vydává Kancelář veřejného ochránce práv</text:span><text:s/>jako povinný subjekt dle ustanovení § 2 odst. 1 zákona č. 106/1999 Sb., o svobodném přístupu k informacím, ve znění pozdějších předpisů, a současně jako osoba pověřená v souladu s ustanovením § 25 odst. 2 zákona č. 349/1999 Sb., o veřejném ochránci práv, ve znění pozdějších předpisů, veřejným ochráncem práv k plnění povinností veřejného ochránce práv podle zákona o svobodném přístupu k informacím, v souladu s ustanovením § 15 a ustanovením § 20 odst. 4 písm. a) zákona o svobodném přístupu k informacím, ve spojení s ustanovením § 67 a násl. zákona č. 500/2004 Sb., správní řád, ve znění pozdějších předpisů toto</text:p>
      <text:h text:style-name="Nadpis1" text:outline-level="1">rozhodnutí,</text:h>
      <text:p text:style-name="Základnítext">kterým se<text:s/><text:span text:style-name="Silné">částečně odmítá</text:span><text:s/>žádost<text:s/>Mgr.<text:s/>J. M.<text:s/>, nar.<text:s/>XXX, bytem<text:s/>XXX<text:s/>ze dne<text:s/>21. 10. 2019<text:s/>podle ustanovení § (doplnit vhodné ustanovení) zákona o svobodném přístupu k informacím.</text:p>
      <text:p text:style-name="P24">Odůvodnění</text:p>
      <text:p text:style-name="Základnítext">Dne<text:s/>21. 10. 2019<text:s/>se na <text:s/>Kancelář veřejného ochránce práv<text:s/>obrátil<text:s/>Mgr.<text:s/>J. M.<text:s/>s žádostí o „poskytnutí kompletní kopie toho, co ve svých mediálních výstupech označujete jako<text:s/><text:soft-page-break/>«<text:span text:style-name="T25">analýzu toho, jak soudci rozhodují o nenávisti na internetu</text:span><text:span text:style-name="T26">»</text:span><text:s/>či<text:s/>«<text:span text:style-name="T27">Vaši analýzu soudních rozhodnutí</text:span><text:span text:style-name="T28">»</text:span>, ze které<text:s/>«<text:span text:style-name="T29">vyplývá, že se nenávistných projevů téměř vždy dopustili lidé, kteří ještě</text:span><text:span text:style-name="T30"><text:s/></text:span><text:span text:style-name="T31">nikdy nebyli soudně trestáni</text:span><text:span text:style-name="T32">»</text:span>“<text:s/>podle zákona o svobodném přístupu k informacím.</text:p>
      <text:p text:style-name="P33"><text:span text:style-name="T34">Povinnost poskytovat informace se netýká dotazů na názory, budoucí rozhodnutí a vytváření nových informací. Povinný subjekt může omezit poskytnutí informace, pokud jde o novou informaci, která vznikla při přípravě rozhodnutí povinného subjektu, pokud zákon nestanoví jinak; to platí jen do doby, kdy se příprava ukončí rozhodnutím. Uvedená pravidla se přiměřeně aplikují i na činnost veřejného ochránce práv.</text:span></text:p>
      <text:p text:style-name="P35"/>
      <text:p text:style-name="P36"><text:span text:style-name="T37">Analýza, kterou žadatel požaduje, je totiž jedna z informací, která vznikla při tvorbě větší výzkumné zprávy<text:s/></text:span><text:span text:style-name="T38">[</text:span><text:span text:style-name="T39">§ 21b písm. b) zákona č. 349/1999 Sb.</text:span><text:span text:style-name="T40">]</text:span><text:span text:style-name="T41">, kterou veřejná ochránkyně práv ještě nevydala. Zpráva dosud není finální a probíhají intenzivní práce na jejím dokončení.</text:span></text:p>
      <text:p text:style-name="P42"/>
      <text:p text:style-name="P43"><text:span text:style-name="T44">Výzkumnou zprávu, jejíž součástí bude i žadatelem požadovaná informace, ochránkyně vydá pravděpodobně do konce roku 2019. Následně bude v úplném znění zveřejněna na internetové stránce<text:s/></text:span><text:a xlink:href="https://www.ochrance.cz/diskriminace/vyzkum/" office:target-frame-name="_top" xlink:show="replace"><text:span text:style-name="Hypertextovýodkaz">https://www.ochrance.cz/diskriminace/vyzkum/</text:span></text:a><text:span text:style-name="T45">.</text:span></text:p>
      <text:p text:style-name="P46"/>
      <text:p text:style-name="P47"><text:span text:style-name="T48">Na konferenci „Nenávist na internetu“ dne 16. 10. 2019 byly prezentovány vybrané poznatky z příprav výzkumné zprávy, které byly zajímavé s ohledem na odborné složení účastnic a účastníků konference (orgány činné v trestním řízení). Proto lze žadateli poskytnout prezentaci z této odborné akce.</text:span></text:p>
      <text:p text:style-name="P49"/>
      <text:h text:style-name="Nadpis1" text:outline-level="1">Poučení</text:h>
      <text:p text:style-name="Základnítext">Proti tomuto rozhodnutí lze v souladu s ustanovením § 16 zákona o svobodném přístupu k informacím a v souladu se Zásadami pro poskytování informací Kanceláří veřejného ochránce práv (viz<text:s/><text:span text:style-name="Hypertextovýodkaz">www.ochrance.cz</text:span>), podat ve lhůtě 15 dnů od jeho doručení odvolání k vedoucímu Kanceláře veřejného ochránce práv prostřednictvím<text:s/>ředitelky právní sekce</text:p>
      <text:p text:style-name="P50"/>
      <text:p text:style-name="P51"/>
      <text:p text:style-name="podpis"><text:span text:style-name="T52">Mgr. Petra Zdražilová</text:span></text:p>
      <text:p text:style-name="podpis"><text:span text:style-name="T53"><text:s/></text:span><text:span text:style-name="T54">ředitelka právní sekce</text:span></text:p>
      <text:p text:style-name="podpis"/>
      <text:p text:style-name="podpis"/>
      <text:p text:style-name="podpis"/>
      <text:p text:style-name="podpis"/>
      <text:p text:style-name="P55">Příloha</text:p>
      <text:p text:style-name="P56"><text:span text:style-name="T57">prezentace</text:span></text:p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X7WG*</text:span>*KVOPX009X7WG*</text:p>
        <text:p text:style-name="P12"><text:span text:style-name="T13">KVOPX009X7WG</text:span>KVOPX009X7WG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11-19T11:26:00Z</meta:creation-date>
    <dc:date>2019-11-19T11:26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8" meta:word-count="593" meta:character-count="4085" meta:row-count="29" meta:non-whitespace-character-count="3500"/>
  </office:meta>
</office:document-meta>
</file>